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T1" style:family="text">
      <style:text-properties officeooo:rsid="00163e24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ABILITY - 2</text:p>
      <text:p text:style-name="Standard"/>
      <text:p text:style-name="P1">Mutually exclusive events:</text:p>
      <text:list xml:id="list4528938259349529817" text:style-name="L1">
        <text:list-item>
          <text:list>
            <text:list-item>
              <text:p text:style-name="P3">those that cannot occur at the same time</text:p>
            </text:list-item>
          </text:list>
        </text:list-item>
      </text:list>
      <text:p text:style-name="Standard"/>
      <text:p text:style-name="P1">Addition rule 1:</text:p>
      <text:p text:style-name="Standard">When two events , A and B, are mutually exclusive, the probability that A or B occur is equal to the sum of the probability of each event.</text:p>
      <text:p text:style-name="Standard"/>
      <text:p text:style-name="Standard"/>
      <text:p text:style-name="Standard">Ex:</text:p>
      <text:p text:style-name="Standard">When a single die is rolled, the probability of getting a 2 or a 6 <text:s/></text:p>
      <text:p text:style-name="Standard"><text:s text:c="3"/>P(2 <text:s/>or 6) = P(2) + P (6)</text:p>
      <text:p text:style-name="Standard"><text:s text:c="19"/>= 1/6 <text:s text:c="2"/>+ <text:s/>1/6</text:p>
      <text:p text:style-name="Standard"><text:s text:c="19"/>= 2/6</text:p>
      <text:p text:style-name="Standard"/>
      <text:p text:style-name="P1">Addition rule 2:</text:p>
      <text:p text:style-name="Standard">When two events , A and B, are non-mutually exclusive, the probability that A or B will occur is :</text:p>
      <text:p text:style-name="Standard">P( A or B ) = P(A) + P(B) - P( A and B)</text:p>
      <text:p text:style-name="Standard"/>
      <text:p text:style-name="Standard">Ex:</text:p>
      <text:p text:style-name="Standard">A single card is chosen at random from a standard deck of 52 playing cards. What is the probability of choosing a king or a club?</text:p>
      <text:p text:style-name="Standard"/>
      <text:p text:style-name="Standard">P(king or club) = P(king) <text:s/>+ P(club) <text:s/>- P(king of clubs)</text:p>
      <text:p text:style-name="Standard"><text:s text:c="25"/>= <text:s/>4/52 <text:s text:c="5"/>+ 13/52 <text:s text:c="4"/>- 1/52</text:p>
      <text:p text:style-name="Standard"><text:s text:c="25"/>= 16/52</text:p>
      <text:p text:style-name="Standard"/>
      <text:p text:style-name="Standard"/>
      <text:p text:style-name="Standard"/>
      <text:p text:style-name="Standard">Practice problems:</text:p>
      <text:list xml:id="list989025845963678302" text:style-name="L2">
        <text:list-item>
          <text:p text:style-name="P4">A single 6-sided die is rolled. What is the probability of rolling a 1 or a 3 or a 6?</text:p>
        </text:list-item>
        <text:list-item>
          <text:p text:style-name="P4"><text:s/>A day of the week is chosen at random. What is the probability of choosing a Monday or a Tuesday?</text:p>
        </text:list-item>
        <text:list-item>
          <text:p text:style-name="P4"><text:s/>A number from 1 to 10 is chosen at random. What is the probability of choosing a 5 or an even number?</text:p>
        </text:list-item>
        <text:list-item>
          <text:p text:style-name="P4">A spinner has 4 equal sectors colo<text:span text:style-name="T1">u</text:span>red yellow, blue, green and red. What is the probability of landing on red or blue after spinning this spinner?</text:p>
        </text:list-item>
        <text:list-item>
          <text:p text:style-name="P4"><text:s/>In a <text:span text:style-name="T1">math</text:span> class of 30 students, 17 are boys and 13 are girls. On a unit test, 4 boys and 5 girls made an A grade. If a student is chosen at random from the class, what is the probability of choosing a girl or an A student?</text:p>
        </text:list-item>
        <text:list-item>
          <text:p text:style-name="P4"><text:s/>A single 6-sided die is rolled. What is the probability of rolling a number greater than 3 or an even number?</text:p>
          <text:p text:style-name="P4"/>
        </text:list-item>
        <text:list-item>
          <text:p text:style-name="P4">A glass jar contains 1 red, 3 green, 2 blue and 4 yellow marbles. If a single marble is chosen at random from the jar, what is the probability that it is yellow or green?</text:p>
        </text:list-item>
        <text:list-item>
          <text:p text:style-name="P4">On New Year's Eve, the probability of a person having a car accident is 0.09. The probability of a person driving while intoxicated is 0.32 and probability of a person having a car accident while intoxicated is 0.15. What is the probability of a person driving while intoxicated or having a car accident?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undhara Gadiyaram</meta:initial-creator>
    <meta:creation-date>2014-10-13T14:04:38</meta:creation-date>
    <dc:date>2014-10-17T10:33:06.773000000</dc:date>
    <meta:editing-duration>PT2S</meta:editing-duration>
    <meta:editing-cycles>2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27" meta:word-count="415" meta:character-count="2093" meta:non-whitespace-character-count="1601"/>
  </office:meta>
</office:document-meta>
</file>